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ronograma" style:family="table">
      <style:table-properties style:width="16.916cm" fo:margin-left="0.021cm" fo:margin-right="0.064cm" table:align="margins"/>
    </style:style>
    <style:style style:name="Cronograma.A" style:family="table-column">
      <style:table-column-properties style:column-width="2.17cm" style:rel-column-width="8405*"/>
    </style:style>
    <style:style style:name="Cronograma.B" style:family="table-column">
      <style:table-column-properties style:column-width="3.239cm" style:rel-column-width="12546*"/>
    </style:style>
    <style:style style:name="Cronograma.C" style:family="table-column">
      <style:table-column-properties style:column-width="3.955cm" style:rel-column-width="15321*"/>
    </style:style>
    <style:style style:name="Cronograma.D" style:family="table-column">
      <style:table-column-properties style:column-width="2.108cm" style:rel-column-width="8166*"/>
    </style:style>
    <style:style style:name="Cronograma.E" style:family="table-column">
      <style:table-column-properties style:column-width="3.032cm" style:rel-column-width="11747*"/>
    </style:style>
    <style:style style:name="Cronograma.F" style:family="table-column">
      <style:table-column-properties style:column-width="2.413cm" style:rel-column-width="9350*"/>
    </style:style>
    <style:style style:name="Cronograma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ronograma.F1" style:family="table-cell">
      <style:table-cell-properties fo:background-color="#ffffcc" fo:padding="0.097cm" fo:border="0.002cm solid #000000">
        <style:background-image/>
      </style:table-cell-properties>
    </style:style>
    <style:style style:name="Cronogram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ronograma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ronograma.A1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/>
    </style:style>
    <style:style style:name="P11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text-indent="-0.06cm" style:auto-text-indent="false">
        <style:tab-stops/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Heading_20_2">
      <style:paragraph-properties fo:margin-top="0cm" fo:margin-bottom="0.353cm" fo:line-height="150%"/>
      <style:text-properties fo:font-size="12pt" style:font-size-asian="12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WW8Num1">
      <style:paragraph-properties fo:line-height="150%"/>
    </style:style>
    <style:style style:name="P19" style:family="paragraph" style:parent-style-name="List_20_Paragraph" style:list-style-name="WW8Num1">
      <style:paragraph-properties fo:line-height="150%"/>
      <style:text-properties fo:font-size="12pt" style:font-size-asian="12pt"/>
    </style:style>
    <style:style style:name="P20" style:family="paragraph" style:parent-style-name="List_20_Paragraph" style:list-style-name="WW8Num1">
      <style:paragraph-properties fo:margin-top="0cm" fo:margin-bottom="0.353cm" fo:line-height="150%"/>
      <style:text-properties fo:font-size="12pt" style:font-size-asian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SIDADE DO ESTADO DO AMAZONAS</text:p>
      <text:p text:style-name="P1">ESCOLA SUPERIOR DE TECNOLOGIA</text:p>
      <text:p text:style-name="P2">Disciplina: Engenharia de Software 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SOFTWARE JOGO DA VELHA</text:p>
      <text:p text:style-name="P5">Orientado pelo professor Jucimar J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1">Equipe: </text:span><text:span text:style-name="T2">Diego Barros <text:s text:c="46"/></text:span><text:span text:style-name="T1"><text:s/>Mat:</text:span><text:span text:style-name="T2"> 0725080010</text:span></text:p>
      <text:p text:style-name="P6"><text:span text:style-name="T2"><text:s text:c="14"/>Helder Cunha <text:s text:c="47"/>M</text:span><text:span text:style-name="T1">at:</text:span><text:span text:style-name="T2"> 0725080017</text:span></text:p>
      <text:p text:style-name="P6"><text:span text:style-name="T2"><text:s text:c="14"/>João Guilherme <text:s text:c="43"/></text:span><text:span text:style-name="T1"><text:s/>Mat:</text:span><text:span text:style-name="T2"> </text:span><text:span text:style-name="T3">0725080140</text:span></text:p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3">Manaus</text:p>
      <text:p text:style-name="P3">Novembro/2010</text:p>
      <text:p text:style-name="P7"><text:soft-page-break/></text:p>
      <text:p text:style-name="P9">Jogo da Velha – HDJ</text:p>
      <text:p text:style-name="Standard"/>
      <text:p text:style-name="Standard"/>
      <text:p text:style-name="P8">Requisitos Funcionais</text:p>
      <text:p text:style-name="Standard"/>
      <text:p text:style-name="P10"/>
      <text:list xml:id="list463222195" text:style-name="WW8Num1">
        <text:list-item>
          <text:p text:style-name="P18">O software deve ter um módulo de entrar no jogo.</text:p>
        </text:list-item>
        <text:list-item>
          <text:p text:style-name="P18">O software deve permitir o jogador iniciar um jogo.</text:p>
        </text:list-item>
        <text:list-item>
          <text:p text:style-name="P18">O software deve permitir 2 jogadores jogarem 1 contra o outro.</text:p>
        </text:list-item>
        <text:list-item>
          <text:p text:style-name="P18">O software deve permitir o jogador jogar contra o oponente robô (jogador-robô).</text:p>
        </text:list-item>
        <text:list-item>
          <text:p text:style-name="P18">O software deve permitir o jogador escolher o nível do jogo <text:bookmark text:name="__DdeLink__0_1683015102"/>(jogador-robô).</text:p>
        </text:list-item>
        <text:list-item>
          <text:p text:style-name="P18">O software deve ter 3 níveis de dificuldade quando o jogo for <text:s/>(jogador-robô).</text:p>
        </text:list-item>
        <text:list-item>
          <text:p text:style-name="P18">O software deve permitir o jogador escolher entre os três níveis de dificuldade, quando o jogo for (jogador-robô), no qual os níveis são: fácil, médio e difícil.</text:p>
        </text:list-item>
        <text:list-item>
          <text:p text:style-name="P18">O software deve permitir o jogador desistir no meio da partida contra o oponente robô. </text:p>
        </text:list-item>
        <text:list-item>
          <text:p text:style-name="P18">O software deve iniciar uma nova partida ao final da partida atual. </text:p>
        </text:list-item>
        <text:list-item>
          <text:p text:style-name="P18">O software deve permitir o usuário encerrar a partida.</text:p>
        </text:list-item>
        <text:list-item>
          <text:p text:style-name="P18">O software deve permitir ao usuário sair do jogo.</text:p>
        </text:list-item>
      </text:list>
      <text:p text:style-name="Standard"/>
      <text:p text:style-name="P8">Requisitos não Funcionais</text:p>
      <text:p text:style-name="P10"/>
      <text:list xml:id="list196155159" text:continue-numbering="true" text:style-name="WW8Num1">
        <text:list-item>
          <text:p text:style-name="P19"><text:s/>O software deve ser multiplataforma.</text:p>
        </text:list-item>
        <text:list-item>
          <text:p text:style-name="P19"><text:s/>O software deve ter ambiente de interface linha de comando.</text:p>
        </text:list-item>
        <text:list-item>
          <text:p text:style-name="P19"><text:s/>O software deve ter ambiente interface gráfica.</text:p>
        </text:list-item>
        <text:list-item>
          <text:p text:style-name="P19"><text:s/>O software deve ter seus modelos de caso de uso em Umbrello.</text:p>
        </text:list-item>
        <text:list-item>
          <text:p text:style-name="P19"><text:s/>O software deve ter seu processo desenvolvido no UEAno.</text:p>
        </text:list-item>
        <text:list-item>
          <text:p text:style-name="P20"><text:s/>O software deve ter controle de versão no GitHub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RONOGRAMA DE ATIVIDADES DO SOFTWARE JOGO DA VELHA</text:p>
      <text:p text:style-name="Text_20_body"><text:soft-page-break/></text:p>
      <table:table table:name="Cronograma" table:style-name="Cronograma">
        <table:table-column table:style-name="Cronograma.A"/>
        <table:table-column table:style-name="Cronograma.B"/>
        <table:table-column table:style-name="Cronograma.C"/>
        <table:table-column table:style-name="Cronograma.D"/>
        <table:table-column table:style-name="Cronograma.E"/>
        <table:table-column table:style-name="Cronograma.F"/>
        <table:table-row>
          <table:table-cell table:style-name="Cronograma.A1" office:value-type="string">
            <text:p text:style-name="P13">WHEN </text:p>
          </table:table-cell>
          <table:table-cell table:style-name="Cronograma.A1" office:value-type="string">
            <text:p text:style-name="P13">WHAT </text:p>
          </table:table-cell>
          <table:table-cell table:style-name="Cronograma.A1" office:value-type="string">
            <text:p text:style-name="P13">WHY </text:p>
          </table:table-cell>
          <table:table-cell table:style-name="Cronograma.A1" office:value-type="string">
            <text:p text:style-name="P13">WHERE </text:p>
          </table:table-cell>
          <table:table-cell table:style-name="Cronograma.A1" office:value-type="string">
            <text:p text:style-name="P13">WHO </text:p>
          </table:table-cell>
          <table:table-cell table:style-name="Cronograma.F1" office:value-type="string">
            <text:p text:style-name="P13">HOW </text:p>
          </table:table-cell>
        </table:table-row>
        <table:table-row>
          <table:table-cell table:style-name="Cronograma.A2" office:value-type="string">
            <text:p text:style-name="P14">22/11/2010</text:p>
          </table:table-cell>
          <table:table-cell table:style-name="Cronograma.A2" office:value-type="string">
            <text:p text:style-name="P14">Elaboração do cronograma</text:p>
          </table:table-cell>
          <table:table-cell table:style-name="Cronograma.A2" office:value-type="string">
            <text:p text:style-name="P15">Atividades realizadas ao longo do projeto.</text:p>
          </table:table-cell>
          <table:table-cell table:style-name="Cronograma.A2" office:value-type="string">
            <text:p text:style-name="P14">Lab A25 – EST/UEA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</text:p>
          </table:table-cell>
        </table:table-row>
        <table:table-row>
          <table:table-cell table:style-name="Cronograma.A2" office:value-type="string">
            <text:p text:style-name="P14">22/11/2010</text:p>
          </table:table-cell>
          <table:table-cell table:style-name="Cronograma.A2" office:value-type="string">
            <text:p text:style-name="P14">UC1</text:p>
          </table:table-cell>
          <table:table-cell table:style-name="Cronograma.A2" office:value-type="string">
            <text:p text:style-name="P15">Use Case Iniciar Jogo – Permitir ao usuário iniciar o jogo.</text:p>
          </table:table-cell>
          <table:table-cell table:style-name="Cronograma.A2" office:value-type="string">
            <text:p text:style-name="P14">Lab A25 – EST/UEA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2" office:value-type="string">
            <text:p text:style-name="P14">23/11/2010</text:p>
          </table:table-cell>
          <table:table-cell table:style-name="Cronograma.A2" office:value-type="string">
            <text:p text:style-name="P14">UC2</text:p>
          </table:table-cell>
          <table:table-cell table:style-name="Cronograma.A2" office:value-type="string">
            <text:p text:style-name="P15">Use Case Selecionar Interface - Permitir ao usuário escolher a interface texto ou gráfico. </text:p>
          </table:table-cell>
          <table:table-cell table:style-name="Cronograma.A2" office:value-type="string">
            <text:p text:style-name="P14">livre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2" office:value-type="string">
            <text:p text:style-name="P14">23/11/2010</text:p>
          </table:table-cell>
          <table:table-cell table:style-name="Cronograma.A2" office:value-type="string">
            <text:p text:style-name="P14">UC3</text:p>
          </table:table-cell>
          <table:table-cell table:style-name="Cronograma.A2" office:value-type="string">
            <text:p text:style-name="P15">Use <text:s/>Case Selecionar <text:s/>oponente Humano - <text:s/>Permitir ao usuário escolher o oponente humano.</text:p>
          </table:table-cell>
          <table:table-cell table:style-name="Cronograma.A2" office:value-type="string">
            <text:p text:style-name="P14">livre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2" office:value-type="string">
            <text:p text:style-name="P14">24/11/2010</text:p>
          </table:table-cell>
          <table:table-cell table:style-name="Cronograma.A2" office:value-type="string">
            <text:p text:style-name="P14">UC4</text:p>
          </table:table-cell>
          <table:table-cell table:style-name="Cronograma.A2" office:value-type="string">
            <text:p text:style-name="P15">Use <text:s/>Case Selecionar <text:s/>oponente Robô - <text:s/>Permitir ao usuário escolher o oponente robô.</text:p>
          </table:table-cell>
          <table:table-cell table:style-name="Cronograma.A2" office:value-type="string">
            <text:p text:style-name="P14">livre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2" office:value-type="string">
            <text:p text:style-name="P14">24/11/2010</text:p>
          </table:table-cell>
          <table:table-cell table:style-name="Cronograma.A2" office:value-type="string">
            <text:p text:style-name="P14">UC5</text:p>
          </table:table-cell>
          <table:table-cell table:style-name="Cronograma.A2" office:value-type="string">
            <text:p text:style-name="P15">Use <text:s/>Case Escolher Nível - <text:s/>Permitir ao usuário escolher o nível do joao quando o oponente robô estiver selecionado.</text:p>
          </table:table-cell>
          <table:table-cell table:style-name="Cronograma.A2" office:value-type="string">
            <text:p text:style-name="P14">livre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2" office:value-type="string">
            <text:p text:style-name="P14">25/11/2010</text:p>
          </table:table-cell>
          <table:table-cell table:style-name="Cronograma.A2" office:value-type="string">
            <text:p text:style-name="P14">UC6</text:p>
          </table:table-cell>
          <table:table-cell table:style-name="Cronograma.A2" office:value-type="string">
            <text:p text:style-name="P15">Use Case Iniciar Partida – Permitir ao usuário iniciar uma partida.</text:p>
          </table:table-cell>
          <table:table-cell table:style-name="Cronograma.A2" office:value-type="string">
            <text:p text:style-name="P14">livre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2" office:value-type="string">
            <text:p text:style-name="P14">26/11/2010</text:p>
          </table:table-cell>
          <table:table-cell table:style-name="Cronograma.A2" office:value-type="string">
            <text:p text:style-name="P14">UC7</text:p>
          </table:table-cell>
          <table:table-cell table:style-name="Cronograma.A2" office:value-type="string">
            <text:p text:style-name="P15">Use Case Jogar – Permitir ao usuário jogar uma partida.</text:p>
          </table:table-cell>
          <table:table-cell table:style-name="Cronograma.A2" office:value-type="string">
            <text:p text:style-name="P14">livre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2" office:value-type="string">
            <text:p text:style-name="P14">26/11/2010</text:p>
          </table:table-cell>
          <table:table-cell table:style-name="Cronograma.A2" office:value-type="string">
            <text:p text:style-name="P14">UC8</text:p>
          </table:table-cell>
          <table:table-cell table:style-name="Cronograma.A2" office:value-type="string">
            <text:p text:style-name="P15">Use Case Sair do Jogo – Permitir ao usuário sair do jogo.</text:p>
          </table:table-cell>
          <table:table-cell table:style-name="Cronograma.A2" office:value-type="string">
            <text:p text:style-name="P14">livre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2" office:value-type="string">
            <text:p text:style-name="P14">29/11/2010</text:p>
          </table:table-cell>
          <table:table-cell table:style-name="Cronograma.A2" office:value-type="string">
            <text:p text:style-name="P14">Últimos Ajustes</text:p>
          </table:table-cell>
          <table:table-cell table:style-name="Cronograma.A2" office:value-type="string">
            <text:p text:style-name="P15">Realizar os últimos ajustes para a entrega.</text:p>
          </table:table-cell>
          <table:table-cell table:style-name="Cronograma.A2" office:value-type="string">
            <text:p text:style-name="P14">livre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  <table:table-row>
          <table:table-cell table:style-name="Cronograma.A12" office:value-type="date" office:date-value="2010-11-30">
            <text:p text:style-name="P14">30/11/10</text:p>
          </table:table-cell>
          <table:table-cell table:style-name="Cronograma.A2" office:value-type="string">
            <text:p text:style-name="P14"><text:s/>Entrega</text:p>
          </table:table-cell>
          <table:table-cell table:style-name="Cronograma.A2" office:value-type="string">
            <text:p text:style-name="P15">Entrega do Software ao professor.</text:p>
          </table:table-cell>
          <table:table-cell table:style-name="Cronograma.A2" office:value-type="string">
            <text:p text:style-name="P14">Sala A20</text:p>
          </table:table-cell>
          <table:table-cell table:style-name="Cronograma.A2" office:value-type="string">
            <text:p text:style-name="P14">Diego, Helder e João</text:p>
          </table:table-cell>
          <table:table-cell table:style-name="Cronograma.F2" office:value-type="string">
            <text:p text:style-name="P14">OpenOffice, Umbrello e Eclipse</text:p>
          </table:table-cell>
        </table:table-row>
      </table:table>
      <text:h text:style-name="P1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Lohit Hindi1" svg:font-family="'Lohit Hindi'"/>
    <style:font-face style:name="Symbol1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/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ão Guilherme</meta:initial-creator>
    <meta:creation-date>2010-11-22T10:38:24</meta:creation-date>
    <dc:date>2010-11-24T14:33:03</dc:date>
    <dc:creator>Diego Barros</dc:creator>
    <meta:editing-duration>PT00H21M30S</meta:editing-duration>
    <meta:editing-cycles>4</meta:editing-cycles>
    <meta:generator>BrOffice.org/3.2$Linux OpenOffice.org_project/320m12$Build-9483</meta:generator>
    <meta:document-statistic meta:table-count="1" meta:image-count="0" meta:object-count="0" meta:page-count="3" meta:paragraph-count="103" meta:word-count="519" meta:character-count="3246"/>
  </office:meta>
</office:document-meta>
</file>